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8a82b" officeooo:paragraph-rsid="0018a82b" style:font-weight-asian="normal" style:font-weight-complex="normal"/>
    </style:style>
    <style:style style:name="P2" style:family="paragraph" style:parent-style-name="Standard">
      <style:text-properties fo:font-weight="normal" officeooo:rsid="0018a82b" officeooo:paragraph-rsid="001ece8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8a82b" officeooo:paragraph-rsid="0018a82b" style:font-style-asian="italic" style:font-weight-asian="bold" style:font-style-complex="italic" style:font-weight-complex="bold"/>
    </style:style>
    <style:style style:name="P4" style:family="paragraph" style:parent-style-name="Standard" style:list-style-name="L4">
      <style:text-properties fo:font-size="13pt" officeooo:paragraph-rsid="001ced1e" style:font-size-asian="13pt" style:font-size-complex="13pt"/>
    </style:style>
    <style:style style:name="P5" style:family="paragraph" style:parent-style-name="Standard" style:list-style-name="L4">
      <style:text-properties fo:font-size="13pt" officeooo:paragraph-rsid="0018a82b" style:font-size-asian="13pt" style:font-size-complex="13pt"/>
    </style:style>
    <style:style style:name="P6" style:family="paragraph" style:parent-style-name="Standard" style:list-style-name="L4">
      <style:text-properties fo:font-size="13pt" officeooo:paragraph-rsid="0018f920" style:font-size-asian="13pt" style:font-size-complex="13pt"/>
    </style:style>
    <style:style style:name="P7" style:family="paragraph" style:parent-style-name="Standard" style:list-style-name="L5">
      <style:text-properties fo:font-size="13pt" officeooo:paragraph-rsid="0018a82b" style:font-size-asian="13pt" style:font-size-complex="13pt"/>
    </style:style>
    <style:style style:name="P8" style:family="paragraph" style:parent-style-name="Standard">
      <style:text-properties fo:font-size="13pt" fo:font-weight="normal" officeooo:rsid="0018a82b" officeooo:paragraph-rsid="0018a82b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18a82b" officeooo:paragraph-rsid="0018f920" style:font-size-asian="13pt" style:font-weight-asian="normal" style:font-size-complex="13pt" style:font-weight-complex="normal"/>
    </style:style>
    <style:style style:name="P10" style:family="paragraph" style:parent-style-name="Standard" style:list-style-name="L4">
      <style:text-properties fo:font-size="13pt" fo:font-weight="normal" officeooo:rsid="0018a82b" officeooo:paragraph-rsid="0018f920" style:font-size-asian="13pt" style:font-weight-asian="normal" style:font-size-complex="13pt" style:font-weight-complex="normal"/>
    </style:style>
    <style:style style:name="P11" style:family="paragraph" style:parent-style-name="Standard" style:list-style-name="L4">
      <style:text-properties fo:font-size="13pt" fo:font-weight="normal" officeooo:rsid="0018a82b" officeooo:paragraph-rsid="001a2792" style:font-size-asian="13pt" style:font-weight-asian="normal" style:font-size-complex="13pt" style:font-weight-complex="normal"/>
    </style:style>
    <style:style style:name="P12" style:family="paragraph" style:parent-style-name="Standard" style:list-style-name="L5">
      <style:text-properties fo:font-size="13pt" fo:font-weight="normal" officeooo:rsid="0018a82b" officeooo:paragraph-rsid="0018a82b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8a82b" officeooo:paragraph-rsid="001ece87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8a82b" officeooo:paragraph-rsid="001ced1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8d31f"/>
    </style:style>
    <style:style style:name="T2" style:family="text">
      <style:text-properties officeooo:rsid="0018f920"/>
    </style:style>
    <style:style style:name="T3" style:family="text">
      <style:text-properties officeooo:rsid="001a2792"/>
    </style:style>
    <style:style style:name="T4" style:family="text">
      <style:text-properties style:text-position="super 58%" officeooo:rsid="001a2792"/>
    </style:style>
    <style:style style:name="T5" style:family="text">
      <style:text-properties style:text-position="0% 100%" officeooo:rsid="001a2792"/>
    </style:style>
    <style:style style:name="T6" style:family="text">
      <style:text-properties officeooo:rsid="001bac6f"/>
    </style:style>
    <style:style style:name="T7" style:family="text">
      <style:text-properties officeooo:rsid="001ced1e"/>
    </style:style>
    <style:style style:name="T8" style:family="text">
      <style:text-properties fo:font-weight="normal" officeooo:rsid="0018d31f" style:font-weight-asian="normal" style:font-weight-complex="normal"/>
    </style:style>
    <style:style style:name="T9" style:family="text">
      <style:text-properties fo:font-weight="normal" officeooo:rsid="0018f920" style:font-weight-asian="normal" style:font-weight-complex="normal"/>
    </style:style>
    <style:style style:name="T10" style:family="text">
      <style:text-properties fo:font-weight="normal" officeooo:rsid="0018a82b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fo:font-style="normal" style:font-size-asian="16pt" style:font-style-asian="normal" style:font-size-complex="16pt" style:font-style-complex="normal"/>
    </style:style>
    <style:style style:name="T13" style:family="text">
      <style:text-properties style:font-name="DejaVu Math TeX Gyre" fo:font-size="16pt" fo:font-style="normal" style:font-size-asian="16pt" style:font-style-asian="normal" style:font-size-complex="16pt" style:font-style-complex="normal"/>
    </style:style>
    <style:style style:name="T14" style:family="text">
      <style:text-properties style:font-name="DejaVu Math TeX Gyre"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6" style:family="text">
      <style:text-properties officeooo:rsid="001ece87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REQUIREMENT SPECIFICATIONS</text:span> </text:p>
      <text:p text:style-name="P3"/>
      <text:p text:style-name="P14">Functional Requirements:</text:p>
      <text:list xml:id="list3689546118" text:style-name="L4">
        <text:list-item>
          <text:p text:style-name="P4"><text:span text:style-name="T8">Query For a Book:</text:span></text:p>
        </text:list-item>
      </text:list>
      <text:p text:style-name="P8"><text:tab/><text:span text:style-name="T1">The employee can select this option to get the details of the current books. Including <text:tab/><text:tab/>the availability, </text:span><text:span text:style-name="T2">price, author, publisher, etc.</text:span><text:span text:style-name="T1"> </text:span></text:p>
      <text:p text:style-name="P8"><text:tab/><text:tab/></text:p>
      <text:list xml:id="list145707767781524" text:continue-numbering="true" text:style-name="L4">
        <text:list-item>
          <text:p text:style-name="P5"><text:span text:style-name="T8">Request </text:span><text:span text:style-name="T9">Book</text:span><text:span text:style-name="T8"> :</text:span></text:p>
        </text:list-item>
      </text:list>
      <text:p text:style-name="P8"><text:tab/><text:span text:style-name="T2">If a book is currnetly not in the inventory, then user(employee) can place the order <text:tab/><text:tab/>for the same. Also, user can cancel the request from here.</text:span></text:p>
      <text:p text:style-name="P9"><text:tab/></text:p>
      <text:list xml:id="list145708891497663" text:continue-numbering="true" text:style-name="L4">
        <text:list-item>
          <text:p text:style-name="P6"><text:span text:style-name="T9">Cancel Book Request:</text:span></text:p>
        </text:list-item>
      </text:list>
      <text:p text:style-name="P9"><text:tab/><text:span text:style-name="T2">User(employee) can also cancel the request for book(s) at the same time depending <text:tab/><text:tab/>upon the requests by the customers.</text:span></text:p>
      <text:p text:style-name="P9"><text:tab/></text:p>
      <text:list xml:id="list145708546358895" text:continue-numbering="true" text:style-name="L4">
        <text:list-item>
          <text:p text:style-name="P10"><text:span text:style-name="T1">Billing : </text:span></text:p>
        </text:list-item>
      </text:list>
      <text:p text:style-name="P9"><text:tab/><text:span text:style-name="T2">The user(employee) shall use this feature to bill the books. User shall enter the <text:tab/><text:tab/>ISBN</text:span><text:span text:style-name="T3">(International Standard Book Number</text:span><text:span text:style-name="T2"> number/ Name/Author to find the book <text:tab/>and add to the list. It shall calculate the total amount accounting to the discounts <text:s text:c="2"/><text:tab/>offered by the store.</text:span></text:p>
      <text:p text:style-name="P9"><text:tab/></text:p>
      <text:list xml:id="list145707693498739" text:continue-numbering="true" text:style-name="L4">
        <text:list-item>
          <text:p text:style-name="P10"><text:span text:style-name="T1">Inventory </text:span><text:span text:style-name="T6">Details/Updates</text:span><text:span text:style-name="T1">:</text:span></text:p>
        </text:list-item>
      </text:list>
      <text:p text:style-name="P9"><text:tab/><text:span text:style-name="T3">This feature will update the system upon the imports/exports of books. </text:span><text:span text:style-name="T6">Also this <text:tab/><text:tab/>feature shall sort the books as per their availability/sale </text:span><text:span text:style-name="T7">depending upon their <text:tab/><text:tab/>inventory level</text:span><text:span text:style-name="T6">.</text:span><text:span text:style-name="T3"> </text:span></text:p>
      <text:p text:style-name="P9"/>
      <text:list xml:id="list145708865425783" text:continue-numbering="true" text:style-name="L4">
        <text:list-item>
          <text:p text:style-name="P11"><text:span text:style-name="T1">Generate </text:span><text:span text:style-name="T3">Sales </text:span><text:span text:style-name="T1">Stat</text:span><text:span text:style-name="T3">istics</text:span><text:span text:style-name="T1">:</text:span></text:p>
        </text:list-item>
      </text:list>
      <text:p text:style-name="P13"><text:span text:style-name="T1"><text:tab/></text:span><text:span text:style-name="T3">This feature shall generate the current statistics of the books which may include the <text:tab/>books which are under as well as over demanded, </text:span><text:span text:style-name="T4">**</text:span><text:span text:style-name="T3">inventory level,</text:span><text:span text:style-name="T5"> net revenue, etc.</text:span></text:p>
      <text:p text:style-name="P1"><text:tab/><text:tab/><text:tab/><text:tab/>---------------------------------------------</text:p>
      <text:p text:style-name="P1"/>
      <text:p text:style-name="P1"><text:span text:style-name="T15">Non- Functional Requirements:</text:span></text:p>
      <text:list xml:id="list2020885965" text:style-name="L5">
        <text:list-item>
          <text:p text:style-name="P7"><text:span text:style-name="T10">Maintainability:</text:span></text:p>
        </text:list-item>
      </text:list>
      <text:p text:style-name="P8"><text:tab/><text:tab/><text:span text:style-name="T7">In case of failure, user can restart the system. Also, the software </text:span>design is done <text:tab/><text:tab/>with modularity in mind so that maintainability can be done efficiently.</text:p>
      <text:p text:style-name="P8"/>
      <text:list xml:id="list145708968403185" text:continue-numbering="true" text:style-name="L5">
        <text:list-item>
          <text:p text:style-name="P12">Usability:</text:p>
        </text:list-item>
      </text:list>
      <text:p text:style-name="P8"><text:tab/><text:tab/>The interface is easy to learn and use. Outputs are quickly provided along</text:p>
      <text:p text:style-name="P8"><text:tab/><text:tab/>with well-defined error messages. <text:span text:style-name="T16">System can support multiple users.</text:span></text:p>
      <text:p text:style-name="P8"/>
      <text:list xml:id="list145708055707304" text:continue-numbering="true" text:style-name="L5">
        <text:list-item>
          <text:p text:style-name="P12">Security:</text:p>
        </text:list-item>
      </text:list>
      <text:p text:style-name="P8"><text:tab/><text:tab/>Although basic authentication is maintained, the software described in this</text:p>
      <text:p text:style-name="P8"><text:tab/><text:tab/>document is not secure. If access of the source code is gained, it can be<text:tab/><text:tab/><text:tab/>modified.</text:p>
      <text:p text:style-name="P8">__________________________________________________________________________</text:p>
      <text:list xml:id="list145708893066829" text:continue-numbering="true" text:style-name="L5">
        <text:list-item>
          <text:p text:style-name="P12"><text:soft-page-break/>Supportability:</text:p>
        </text:list-item>
      </text:list>
      <text:p text:style-name="P8"><text:tab/><text:tab/>The code is documented, easy to understand and has scope to add</text:p>
      <text:p text:style-name="P8"><text:tab/><text:tab/>functionality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normal" officeooo:rsid="0018a82b" officeooo:paragraph-rsid="001ece87" style:font-weight-asian="normal" style:font-weight-complex="normal"/>
    </style:style>
    <style:style style:name="MT1" style:family="text">
      <style:text-properties officeooo:rsid="001ced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*Inventory level = (number of copies of books sold over a period of 2 weeks)x(Average number of days it takes to procure the book from its publisher) 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46:00.222149037</meta:creation-date>
    <dc:date>2022-03-16T14:57:07.127100899</dc:date>
    <meta:editing-duration>PT8M5S</meta:editing-duration>
    <meta:editing-cycles>1</meta:editing-cycles>
    <meta:document-statistic meta:table-count="0" meta:image-count="0" meta:object-count="0" meta:page-count="2" meta:paragraph-count="33" meta:word-count="318" meta:character-count="2126" meta:non-whitespace-character-count="1791"/>
    <meta:generator>LibreOffice/7.2.5.2$Linux_X86_64 LibreOffice_project/20$Build-2</meta:generator>
  </office:meta>
</office:document-meta>
</file>